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agłówek_20_spisu_20_treści" style:master-page-name="MP0">
      <style:paragraph-properties style:page-number="auto" fo:break-before="page"/>
      <style:text-properties style:font-name="Cambria"/>
    </style:style>
    <style:style style:name="P2" style:family="paragraph" style:parent-style-name="Spis_20_treści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3" style:family="paragraph" style:parent-style-name="Spis_20_treści_20_2">
      <style:paragraph-properties>
        <style:tab-stops>
          <style:tab-stop style:position="1.305cm"/>
          <style:tab-stop style:position="15.596cm" style:type="right" style:leader-style="dotted" style:leader-text="."/>
        </style:tab-stops>
      </style:paragraph-properties>
    </style:style>
    <style:style style:name="P4" style:family="paragraph" style:parent-style-name="Spis_20_treści_20_1">
      <style:paragraph-properties>
        <style:tab-stops>
          <style:tab-stop style:position="1.27cm"/>
          <style:tab-stop style:position="15.984cm" style:type="right" style:leader-style="dotted" style:leader-text="."/>
        </style:tab-stops>
      </style:paragraph-properties>
    </style:style>
    <style:style style:name="P5" style:family="paragraph" style:parent-style-name="Normalny">
      <style:text-properties style:font-name="Cambria"/>
    </style:style>
    <style:style style:name="P6" style:family="paragraph" style:parent-style-name="Normalny">
      <style:paragraph-properties fo:break-before="page"/>
      <style:text-properties style:font-name="Cambria"/>
    </style:style>
    <style:style style:name="P7" style:family="paragraph" style:parent-style-name="Nagłówek_20_1" style:list-style-name="L1">
      <style:text-properties style:font-name="Cambria" fo:font-size="18pt" style:font-size-asian="18pt" style:font-size-complex="18pt"/>
    </style:style>
    <style:style style:name="P8" style:family="paragraph" style:parent-style-name="Normalny">
      <style:text-properties style:font-name="Cambria" fo:font-size="14pt" officeooo:rsid="00082bde" officeooo:paragraph-rsid="00082bde" style:font-size-asian="14pt" style:font-size-complex="14pt"/>
    </style:style>
    <style:style style:name="P9" style:family="paragraph" style:parent-style-name="Nagłówek_20_1" style:list-style-name="L1">
      <style:paragraph-properties>
        <style:tab-stops>
          <style:tab-stop style:position="3.836cm"/>
        </style:tab-stops>
      </style:paragraph-properties>
      <style:text-properties style:font-name="Cambria" fo:font-size="18pt" style:font-size-asian="18pt" style:font-size-complex="18pt"/>
    </style:style>
    <style:style style:name="P10" style:family="paragraph" style:parent-style-name="Normalny">
      <style:paragraph-properties>
        <style:tab-stops>
          <style:tab-stop style:position="3.836cm"/>
        </style:tab-stops>
      </style:paragraph-properties>
      <style:text-properties style:font-name="Cambria" fo:font-size="14pt" officeooo:rsid="00082bde" officeooo:paragraph-rsid="00082bde" style:font-size-asian="14pt" style:font-size-complex="14pt"/>
    </style:style>
    <style:style style:name="P11" style:family="paragraph" style:parent-style-name="Nagłówek_20_2" style:list-style-name="L1">
      <style:text-properties style:font-name="Cambria" fo:font-size="14pt" style:font-size-asian="14pt" style:font-size-complex="14pt"/>
    </style:style>
    <style:style style:name="P12" style:family="paragraph" style:parent-style-name="Normalny" style:list-style-name="L2">
      <style:text-properties style:font-name="Cambria" fo:font-size="14pt" officeooo:rsid="00082bde" officeooo:paragraph-rsid="00082bde" style:font-size-asian="14pt" style:font-size-complex="14pt"/>
    </style:style>
    <style:style style:name="P13" style:family="paragraph" style:parent-style-name="Normalny" style:list-style-name="L3">
      <style:text-properties style:font-name="Cambria" fo:font-size="14pt" officeooo:rsid="00082bde" officeooo:paragraph-rsid="00082bde" style:font-size-asian="14pt" style:font-size-complex="14pt"/>
    </style:style>
    <style:style style:name="P14" style:family="paragraph" style:parent-style-name="Nagłówek_20_1" style:list-style-name="">
      <style:paragraph-properties fo:keep-together="always" fo:hyphenation-ladder-count="no-limit" fo:hyphenation-keep="auto" loext:hyphenation-keep-type="column"/>
      <style:text-properties style:font-name="Cambria"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Nagłówek_20_1" style:list-style-name="L1">
      <style:paragraph-properties fo:break-before="page"/>
      <style:text-properties style:font-name="Cambria" fo:font-size="18pt" style:font-size-asian="18pt" style:font-size-complex="18pt"/>
    </style:style>
    <style:style style:name="P16" style:family="paragraph" style:parent-style-name="Text_20_body" style:list-style-name="L4">
      <style:text-properties style:font-name="Cambria" fo:font-size="14pt" style:font-size-asian="14pt" style:font-size-complex="14pt"/>
    </style:style>
    <style:style style:name="P17" style:family="paragraph" style:parent-style-name="Text_20_body" style:list-style-name="L5">
      <style:text-properties officeooo:paragraph-rsid="00082bde"/>
    </style:style>
    <style:style style:name="P18" style:family="paragraph" style:parent-style-name="Text_20_body" style:list-style-name="L6">
      <style:text-properties officeooo:paragraph-rsid="00082bde"/>
    </style:style>
    <style:style style:name="P19" style:family="paragraph" style:parent-style-name="Nagłówek_20_1" style:list-style-name="">
      <style:paragraph-properties fo:keep-together="always" fo:hyphenation-ladder-count="no-limit" fo:hyphenation-keep="auto" loext:hyphenation-keep-type="column"/>
      <style:text-properties style:font-name="Cambria" fo:font-size="18pt" officeooo:paragraph-rsid="0009e712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Normalny" style:list-style-name="">
      <style:paragraph-properties fo:hyphenation-ladder-count="no-limit" fo:hyphenation-keep="auto" loext:hyphenation-keep-type="column"/>
      <style:text-properties style:font-name="Cambria" fo:font-size="18pt" officeooo:paragraph-rsid="0009e712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Nagłówek_20_1" style:list-style-name="L1">
      <style:text-properties style:font-name="Cambria" fo:font-size="18pt" officeooo:paragraph-rsid="0009e712" style:font-size-asian="18pt" style:font-size-complex="18pt"/>
    </style:style>
    <style:style style:name="P22" style:family="paragraph" style:parent-style-name="Text_20_body" style:list-style-name="L7">
      <style:text-properties style:font-name="Cambria" fo:font-size="14pt" officeooo:paragraph-rsid="00082bde" style:font-size-asian="14pt" style:font-size-complex="14pt"/>
    </style:style>
    <style:style style:name="P23" style:family="paragraph" style:parent-style-name="Text_20_body" style:list-style-name="L8">
      <style:text-properties style:font-name="Cambria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8">
      <style:text-properties style:font-name="Cambria" fo:font-size="14pt" style:font-size-asian="14pt" style:font-size-complex="14pt"/>
    </style:style>
    <style:style style:name="P25" style:family="paragraph" style:parent-style-name="Text_20_body" style:list-style-name="L9">
      <style:text-properties style:font-name="Cambria" fo:font-size="14pt" fo:font-weight="normal" style:font-size-asian="14pt" style:font-weight-asian="normal" style:font-size-complex="14pt" style:font-weight-complex="normal"/>
    </style:style>
    <style:style style:name="P26" style:family="paragraph" style:parent-style-name="Nagłówek_20_1" style:list-style-name="L1"/>
    <style:style style:name="P27" style:family="paragraph" style:parent-style-name="Text_20_body" style:list-style-name="L10"/>
    <style:style style:name="P28" style:family="paragraph" style:parent-style-name="Text_20_body" style:list-style-name="L10">
      <style:text-properties style:font-name="Cambria" fo:font-size="14pt" style:font-size-asian="14pt" style:font-size-complex="14pt"/>
    </style:style>
    <style:style style:name="T1" style:family="text">
      <style:text-properties style:font-name="Cambria"/>
    </style:style>
    <style:style style:name="T2" style:family="text">
      <style:text-properties style:font-name="Cambria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mbria" fo:font-size="18pt" style:font-size-asian="18pt" style:font-size-complex="18pt"/>
    </style:style>
    <style:style style:name="T5" style:family="text">
      <style:text-properties style:font-name="Cambria"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s treści</text:p>
      <text:table-of-content text:style-name="Sect1" text:name="_TOC0">
        <text:table-of-content-source text:outline-level="3" text:use-index-marks="false">
          <text:index-title-template text:style-name="Contents_20_Heading">Spis treści</text:index-title-template>
          <text:table-of-content-entry-template text:outline-level="1" text:style-name="Spis_20_treści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pis_20_treści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Toc193443500" office:target-frame-name="_top" xlink:show="replace" text:style-name="Internet_20_link" text:visited-style-name="Visited_20_Internet_20_Link"><text:span text:style-name="Hiperłącze"><text:span text:style-name="T1">1.</text:span></text:span><text:span text:style-name="T1"><text:tab/></text:span><text:span text:style-name="Hiperłącze"><text:span text:style-name="T1">Nazwa use case’u</text:span></text:span><text:span text:style-name="T1"><text:tab/>1</text:span></text:a></text:p>
          <text:p text:style-name="P2"><text:a xlink:type="simple" xlink:href="#_Toc193443501" office:target-frame-name="_top" xlink:show="replace" text:style-name="Internet_20_link" text:visited-style-name="Visited_20_Internet_20_Link"><text:span text:style-name="Hiperłącze"><text:span text:style-name="T1">2.</text:span></text:span><text:span text:style-name="T1"><text:tab/></text:span><text:span text:style-name="Hiperłącze"><text:span text:style-name="T1">Wstęp</text:span></text:span><text:span text:style-name="T1"><text:tab/>1</text:span></text:a></text:p>
          <text:p text:style-name="P2"><text:a xlink:type="simple" xlink:href="#_Toc193443502" office:target-frame-name="_top" xlink:show="replace" text:style-name="Internet_20_link" text:visited-style-name="Visited_20_Internet_20_Link"><text:span text:style-name="Hiperłącze"><text:span text:style-name="T1">3.</text:span></text:span><text:span text:style-name="T1"><text:tab/></text:span><text:span text:style-name="Hiperłącze"><text:span text:style-name="T1">Cel use case’u</text:span></text:span><text:span text:style-name="T1"><text:tab/>1</text:span></text:a></text:p>
          <text:p text:style-name="P2"><text:a xlink:type="simple" xlink:href="#_Toc193443503" office:target-frame-name="_top" xlink:show="replace" text:style-name="Internet_20_link" text:visited-style-name="Visited_20_Internet_20_Link"><text:span text:style-name="Hiperłącze"><text:span text:style-name="T1">4.</text:span></text:span><text:span text:style-name="T1"><text:tab/></text:span><text:span text:style-name="Hiperłącze"><text:span text:style-name="T1">Lista aktorów</text:span></text:span><text:span text:style-name="T1"><text:tab/>1</text:span></text:a></text:p>
          <text:p text:style-name="P3"><text:a xlink:type="simple" xlink:href="#_Toc193443504" office:target-frame-name="_top" xlink:show="replace" text:style-name="Internet_20_link" text:visited-style-name="Visited_20_Internet_20_Link"><text:span text:style-name="Hiperłącze"><text:span text:style-name="T1">4.1</text:span></text:span><text:span text:style-name="T1"><text:tab/></text:span><text:span text:style-name="Hiperłącze"><text:span text:style-name="T1">Aktor inicujący</text:span></text:span><text:span text:style-name="T1"><text:tab/>1</text:span></text:a></text:p>
          <text:p text:style-name="P3"><text:a xlink:type="simple" xlink:href="#_Toc193443505" office:target-frame-name="_top" xlink:show="replace" text:style-name="Internet_20_link" text:visited-style-name="Visited_20_Internet_20_Link"><text:span text:style-name="Hiperłącze"><text:span text:style-name="T1">4.2</text:span></text:span><text:span text:style-name="T1"><text:tab/></text:span><text:span text:style-name="Hiperłącze"><text:span text:style-name="T1">Uczestnicy</text:span></text:span><text:span text:style-name="T1"><text:tab/>1</text:span></text:a></text:p>
          <text:p text:style-name="P2"><text:a xlink:type="simple" xlink:href="#_Toc193443506" office:target-frame-name="_top" xlink:show="replace" text:style-name="Internet_20_link" text:visited-style-name="Visited_20_Internet_20_Link"><text:span text:style-name="Hiperłącze"><text:span text:style-name="T1">5.</text:span></text:span><text:span text:style-name="T1"><text:tab/></text:span><text:span text:style-name="Hiperłącze"><text:span text:style-name="T1">Przebieg use case’u</text:span></text:span><text:span text:style-name="T1"><text:tab/>1</text:span></text:a></text:p>
          <text:p text:style-name="P2"><text:a xlink:type="simple" xlink:href="#_Toc193443507" office:target-frame-name="_top" xlink:show="replace" text:style-name="Internet_20_link" text:visited-style-name="Visited_20_Internet_20_Link"><text:span text:style-name="Hiperłącze"><text:span text:style-name="T1">6.</text:span></text:span><text:span text:style-name="T1"><text:tab/></text:span><text:span text:style-name="Hiperłącze"><text:span text:style-name="T1">Wyjątki</text:span></text:span><text:span text:style-name="T1"><text:tab/>1</text:span></text:a></text:p>
          <text:p text:style-name="P2"><text:a xlink:type="simple" xlink:href="#_Toc193443508" office:target-frame-name="_top" xlink:show="replace" text:style-name="Internet_20_link" text:visited-style-name="Visited_20_Internet_20_Link"><text:span text:style-name="Hiperłącze"><text:span text:style-name="T1">7.</text:span></text:span><text:span text:style-name="T1"><text:tab/></text:span><text:span text:style-name="Hiperłącze"><text:span text:style-name="T1">Przebiegi alternatywne</text:span></text:span><text:span text:style-name="T1"><text:tab/>1</text:span></text:a></text:p>
          <text:p text:style-name="P2"><text:a xlink:type="simple" xlink:href="#_Toc193443509" office:target-frame-name="_top" xlink:show="replace" text:style-name="Internet_20_link" text:visited-style-name="Visited_20_Internet_20_Link"><text:span text:style-name="Hiperłącze"><text:span text:style-name="T1">8.</text:span></text:span><text:span text:style-name="T1"><text:tab/></text:span><text:span text:style-name="Hiperłącze"><text:span text:style-name="T1">Zagadnienia implementacyjne</text:span></text:span><text:span text:style-name="T1"><text:tab/>1</text:span></text:a></text:p>
          <text:p text:style-name="P2"><text:a xlink:type="simple" xlink:href="#_Toc193443510" office:target-frame-name="_top" xlink:show="replace" text:style-name="Internet_20_link" text:visited-style-name="Visited_20_Internet_20_Link"><text:span text:style-name="Hiperłącze"><text:span text:style-name="T1">9.</text:span></text:span><text:span text:style-name="T1"><text:tab/></text:span><text:span text:style-name="Hiperłącze"><text:span text:style-name="T1">Warunki rozpoczęcia use case’u</text:span></text:span><text:span text:style-name="T1"><text:tab/>1</text:span></text:a></text:p>
          <text:p text:style-name="P4"><text:a xlink:type="simple" xlink:href="#_Toc193443511" office:target-frame-name="_top" xlink:show="replace" text:style-name="Internet_20_link" text:visited-style-name="Visited_20_Internet_20_Link"><text:span text:style-name="Hiperłącze"><text:span text:style-name="T1">10.</text:span></text:span><text:span text:style-name="T1"><text:tab/></text:span><text:span text:style-name="Hiperłącze"><text:span text:style-name="T1">Stan końcowy</text:span></text:span><text:span text:style-name="T1"><text:tab/>1</text:span></text:a></text:p>
          <text:p text:style-name="P4"><text:a xlink:type="simple" xlink:href="#_Toc193443512" office:target-frame-name="_top" xlink:show="replace" text:style-name="Internet_20_link" text:visited-style-name="Visited_20_Internet_20_Link"><text:span text:style-name="Hiperłącze"><text:span text:style-name="T1">11.</text:span></text:span><text:span text:style-name="T1"><text:tab/></text:span><text:span text:style-name="Hiperłącze"><text:span text:style-name="T1">Nierozwiązane problemy</text:span></text:span><text:span text:style-name="T1"><text:tab/>1</text:span></text:a></text:p>
        </text:index-body>
      </text:table-of-content>
      <text:p text:style-name="P5"/>
      <text:p text:style-name="P6"/>
      <text:list text:style-name="L1">
        <text:list-item>
          <text:p text:style-name="P7"><text:bookmark-start text:name="_Toc193443500"/>Nazwa use case’u<text:bookmark-end text:name="_Toc193443500"/></text:p>
        </text:list-item>
      </text:list>
      <text:p text:style-name="P8">Logowanie od systemu rezerwacji wizyt lekarskich</text:p>
      <text:list text:continue-numbering="true" text:style-name="L1">
        <text:list-item>
          <text:p text:style-name="P7"><text:bookmark-start text:name="_Toc193443501"/>Wstęp<text:bookmark-end text:name="_Toc193443501"/></text:p>
        </text:list-item>
      </text:list>
      <text:p text:style-name="P8">Przypadek użycia opisuje proces logowania użytkownika do systemu rezerwacji wizyt lekarskich. Proces obejmuje wprowadzenie danych logowania, ich weryfikację oraz przekierowanie użytkownika do głównego panelu systemu.</text:p>
      <text:list text:continue-numbering="true" text:style-name="L1">
        <text:list-item>
          <text:p text:style-name="P9"><text:bookmark-start text:name="_Toc193443502"/>Cel use case’u<text:bookmark-end text:name="_Toc193443502"/></text:p>
        </text:list-item>
      </text:list>
      <text:p text:style-name="P10">Celem przypadku użycia jest umożliwienie użytkownikowi (pacjentowi lub administratorowi) uwierzytelnienia się w systemie i uzyskania dostępu do jego funkcjonalności.</text:p>
      <text:list xml:id="list201714397250137" text:continue-numbering="true" text:style-name="L1">
        <text:list-item>
          <text:p text:style-name="P7"><text:bookmark-start text:name="_Toc193443503"/>Lista aktorów<text:bookmark-end text:name="_Toc193443503"/></text:p>
          <text:list>
            <text:list-item>
              <text:p text:style-name="P11"><text:bookmark-start text:name="_Toc193443504"/>Aktor inicujący<text:bookmark-end text:name="_Toc193443504"/></text:p>
            </text:list-item>
          </text:list>
        </text:list-item>
      </text:list>
      <text:list text:style-name="L2">
        <text:list-item>
          <text:list>
            <text:list-item>
              <text:p text:style-name="P12">Pacjent</text:p>
            </text:list-item>
            <text:list-item>
              <text:p text:style-name="P12">Administrator</text:p>
            </text:list-item>
          </text:list>
        </text:list-item>
      </text:list>
      <text:list xml:id="list201713379634849" text:continue-list="list201714397250137" text:style-name="L1">
        <text:list-item>
          <text:list>
            <text:list-item>
              <text:p text:style-name="P11"><text:bookmark-start text:name="_Toc193443505"/>Uczestnicy<text:bookmark-end text:name="_Toc193443505"/></text:p>
            </text:list-item>
          </text:list>
        </text:list-item>
      </text:list>
      <text:list text:style-name="L3">
        <text:list-item>
          <text:list>
            <text:list-item>
              <text:p text:style-name="P13">System rezerwacji wizyt lekarskich</text:p>
            </text:list-item>
          </text:list>
        </text:list-item>
      </text:list>
      <text:p text:style-name="P14"/>
      <text:list xml:id="list201713068913302" text:continue-list="list201713379634849" text:style-name="L1">
        <text:list-item>
          <text:p text:style-name="P15"><text:bookmark-start text:name="_Toc193443506"/>Przebieg use case’u<text:bookmark-end text:name="_Toc193443506"/></text:p>
        </text:list-item>
      </text:list>
      <text:list text:style-name="L4">
        <text:list-item>
          <text:p text:style-name="P16">Użytkownik otwiera stronę logowania.</text:p>
        </text:list-item>
        <text:list-item>
          <text:p text:style-name="P16">Użytkownik wpisuje nazwę użytkownika i hasło.</text:p>
        </text:list-item>
        <text:list-item>
          <text:p text:style-name="P16">System weryfikuje dane logowania.</text:p>
        </text:list-item>
        <text:list-item>
          <text:p text:style-name="P16">System sprawdza poprawność wprowadzonych danych.</text:p>
        </text:list-item>
        <text:list-item>
          <text:p text:style-name="P16">Jeśli dane są poprawne, użytkownik zostaje przekierowany do panelu głównego.</text:p>
        </text:list-item>
        <text:list-item>
          <text:p text:style-name="P16">Jeśli dane są niepoprawne, system wyświetla komunikat o błędzie.</text:p>
        </text:list-item>
      </text:list>
      <text:list xml:id="list201713345721313" text:continue-list="list201713068913302" text:style-name="L1">
        <text:list-item>
          <text:p text:style-name="P7"><text:bookmark-start text:name="_Toc193443507"/>Wyjątki<text:bookmark-end text:name="_Toc193443507"/></text:p>
        </text:list-item>
      </text:list>
      <text:list text:style-name="L5">
        <text:list-item>
          <text:p text:style-name="P17"><text:span text:style-name="Strong_20_Emphasis"><text:span text:style-name="T2">Niepoprawne dane logowania</text:span></text:span><text:span text:style-name="T2">: System informuje użytkownika o błędnym loginie lub haśle i prosi o ponowną próbę.</text:span></text:p>
        </text:list-item>
        <text:list-item>
          <text:p text:style-name="P17"><text:span text:style-name="Strong_20_Emphasis"><text:span text:style-name="T2">Brak połączenia z serwerem</text:span></text:span><text:span text:style-name="T2">: System wyświetla komunikat o błędzie połączenia i prosi użytkownika o spróbowanie później.</text:span></text:p>
        </text:list-item>
      </text:list>
      <text:list xml:id="list201714603186720" text:continue-list="list201713345721313" text:style-name="L1">
        <text:list-item>
          <text:p text:style-name="P7"><text:bookmark-start text:name="_Toc193443508"/>Przebiegi alternatywne<text:bookmark-end text:name="_Toc193443508"/></text:p>
        </text:list-item>
      </text:list>
      <text:list text:style-name="L6">
        <text:list-item>
          <text:p text:style-name="P18"><text:span text:style-name="Strong_20_Emphasis"><text:span text:style-name="T2">Zapomniane hasło</text:span></text:span><text:span text:style-name="T2">: Użytkownik wybiera opcję odzyskiwania hasła i podaje adres e-mail, na który system wysyła link do resetu.</text:span></text:p>
        </text:list-item>
        <text:list-item>
          <text:p text:style-name="P18"><text:span text:style-name="Strong_20_Emphasis"><text:span text:style-name="T2">Próba wielokrotnego logowania</text:span></text:span><text:span text:style-name="T2">: Jeśli użytkownik wprowadzi błędne dane logowania wielokrotnie, system może czasowo zablokować konto.</text:span></text:p>
        </text:list-item>
      </text:list>
      <text:p text:style-name="P19"/>
      <text:p text:style-name="P20"/>
      <text:list xml:id="list201712855043209" text:continue-list="list201714603186720" text:style-name="L1">
        <text:list-item>
          <text:p text:style-name="P21"><text:bookmark-start text:name="_Toc193443509"/><text:soft-page-break/>Zagadnienia implementacyjne<text:bookmark-end text:name="_Toc193443509"/></text:p>
        </text:list-item>
      </text:list>
      <text:list text:style-name="L7">
        <text:list-item>
          <text:p text:style-name="P22">System powinien stosować szyfrowanie haseł (np. bcrypt, SHA-256).</text:p>
        </text:list-item>
        <text:list-item>
          <text:p text:style-name="P22">Powinna zostać zaimplementowana obsługa sesji użytkownika.</text:p>
        </text:list-item>
        <text:list-item>
          <text:p text:style-name="P22">Możliwość dodania uwierzytelniania dwuskładnikowego (2FA).</text:p>
        </text:list-item>
      </text:list>
      <text:list xml:id="list201713905968383" text:continue-list="list201712855043209" text:style-name="L1">
        <text:list-item>
          <text:p text:style-name="P7"><text:bookmark-start text:name="_Toc193443510"/>Warunki rozpoczęcia use case’u<text:bookmark-end text:name="_Toc193443510"/></text:p>
        </text:list-item>
      </text:list>
      <text:list text:style-name="L8">
        <text:list-item>
          <text:p text:style-name="P23">Użytkownik posiada konto w systemie.</text:p>
        </text:list-item>
        <text:list-item>
          <text:p text:style-name="P24"><text:span text:style-name="T3">System jest dostępny i działa poprawnie.</text:span></text:p>
        </text:list-item>
      </text:list>
      <text:list xml:id="list201714224621650" text:continue-list="list201713905968383" text:style-name="L1">
        <text:list-item>
          <text:p text:style-name="P7"><text:bookmark-start text:name="_Toc193443511"/>Stan końcowy<text:bookmark-end text:name="_Toc193443511"/></text:p>
        </text:list-item>
      </text:list>
      <text:list text:style-name="L9">
        <text:list-item>
          <text:p text:style-name="P25">Użytkownik jest poprawnie zalogowany i ma dostęp do swojego panelu.</text:p>
        </text:list-item>
        <text:list-item>
          <text:p text:style-name="P25">W przypadku błędnych danych logowania, użytkownik pozostaje na stronie logowania i otrzymuje odpowiedni komunikat.</text:p>
        </text:list-item>
      </text:list>
      <text:list text:continue-list="list201714224621650" text:style-name="L1">
        <text:list-item>
          <text:p text:style-name="P26"><text:bookmark-start text:name="_Toc193443512"/><text:span text:style-name="Domyślna_20_czcionka_20_akapitu"><text:span text:style-name="T4">Nierozwiązane problemy</text:span></text:span><text:bookmark-end text:name="_Toc193443512"/></text:p>
        </text:list-item>
      </text:list>
      <text:list text:style-name="L10">
        <text:list-item>
          <text:p text:style-name="P27"><text:span text:style-name="Domyślna_20_czcionka_20_akapitu"><text:span text:style-name="T5">Możliwość dodania dodatkowych metod uwierzytelniania (np. logowanie za pomocą Google/Facebook).</text:span></text:span></text:p>
        </text:list-item>
        <text:list-item>
          <text:p text:style-name="P28">Implementacja funkcji „Pamiętaj mnie” dla wygody użytkownika.</text:p>
        </text:list-item>
      </text:list>
      <text:p text:style-name="Normalny"><text:span text:style-name="Domyślna_20_czcionka_20_akapitu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agłówek_20_1" style:display-name="Nagłówek 1" style:family="paragraph" style:parent-style-name="Normalny" style:next-style-name="Normalny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365f91" loext:opacity="100%" style:font-name="Cambria" fo:font-family="Cambria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Nagłówek_20_2" style:display-name="Nagłówek 2" style:family="paragraph" style:parent-style-name="Normalny" style:next-style-name="Normalny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365f91" loext:opacity="100%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agłówek_20_3" style:display-name="Nagłówek 3" style:family="paragraph" style:parent-style-name="Normalny" style:next-style-name="Normalny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365f9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agłówek_20_4" style:display-name="Nagłówek 4" style:family="paragraph" style:parent-style-name="Normalny" style:next-style-name="Normalny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365f9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Nagłówek_20_5" style:display-name="Nagłówek 5" style:family="paragraph" style:parent-style-name="Normalny" style:next-style-name="Normalny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365f9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agłówek_20_6" style:display-name="Nagłówek 6" style:family="paragraph" style:parent-style-name="Normalny" style:next-style-name="Normalny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Nagłówek_20_7" style:display-name="Nagłówek 7" style:family="paragraph" style:parent-style-name="Normalny" style:next-style-name="Normalny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agłówek_20_8" style:display-name="Nagłówek 8" style:family="paragraph" style:parent-style-name="Normalny" style:next-style-name="Normalny" style:default-outline-level="8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Nagłówek_20_9" style:display-name="Nagłówek 9" style:family="paragraph" style:parent-style-name="Normalny" style:next-style-name="Normalny" style:default-outline-level="9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ytuł" style:family="paragraph" style:parent-style-name="Normalny" style:next-style-name="Normalny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Cambria" fo:font-family="Cambria" style:font-family-generic="roman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Podtytuł" style:family="paragraph" style:parent-style-name="Normalny" style:next-style-name="Normalny">
      <style:paragraph-properties fo:margin-top="0cm" fo:margin-bottom="0.282cm" style:contextual-spacing="false"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ytat" style:family="paragraph" style:parent-style-name="Normalny" style:next-style-name="Normalny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top="0cm" fo:margin-bottom="0.353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ytat_20_intensywny" style:display-name="Cytat intensywny" style:family="paragraph" style:parent-style-name="Normalny" style:next-style-name="Normalny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365f91" fo:border-bottom="0.51pt solid #365f91" style:shadow="none">
        <style:tab-stops/>
      </style:paragraph-properties>
      <style:text-properties fo:color="#365f9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agłówek_20_spisu_20_treści" style:display-name="Nagłówek spisu treści" style:family="paragraph" style:parent-style-name="Nagłówek_20_1" style:next-style-name="Normalny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font-size="16pt" style:letter-kerning="false" style:font-size-asian="16pt" style:language-asian="pl" style:country-asian="PL" style:font-size-complex="16pt" fo:hyphenate="false" loext:hyphenation-no-caps="false" loext:hyphenation-no-last-word="false" loext:hyphenation-word-char-count="no-limit" loext:hyphenation-zone="no-limit"/>
    </style:style>
    <style:style style:name="Spis_20_treści_20_1" style:display-name="Spis treści 1" style:family="paragraph" style:parent-style-name="Normalny" style:next-style-name="Normalny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pis_20_treści_20_2" style:display-name="Spis treści 2" style:family="paragraph" style:parent-style-name="Normalny" style:next-style-name="Normalny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fo:color="#365f91" loext:opacity="100%" style:font-name="Cambria" fo:font-family="Cambria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Nagłówek_20_2_20_Znak" style:display-name="Nagłówek 2 Znak" style:family="text" style:parent-style-name="Domyślna_20_czcionka_20_akapitu">
      <style:text-properties fo:color="#365f91" loext:opacity="100%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Nagłówek_20_3_20_Znak" style:display-name="Nagłówek 3 Znak" style:family="text" style:parent-style-name="Domyślna_20_czcionka_20_akapitu">
      <style:text-properties fo:color="#365f9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Nagłówek_20_4_20_Znak" style:display-name="Nagłówek 4 Znak" style:family="text" style:parent-style-name="Domyślna_20_czcionka_20_akapitu">
      <style:text-properties fo:color="#365f9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agłówek_20_5_20_Znak" style:display-name="Nagłówek 5 Znak" style:family="text" style:parent-style-name="Domyślna_20_czcionka_20_akapitu">
      <style:text-properties fo:color="#365f9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agłówek_20_6_20_Znak" style:display-name="Nagłówek 6 Znak" style:family="text" style:parent-style-name="Domyślna_20_czcionka_20_akapitu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agłówek_20_7_20_Znak" style:display-name="Nagłówek 7 Znak" style:family="text" style:parent-style-name="Domyślna_20_czcionka_20_akapitu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agłówek_20_8_20_Znak" style:display-name="Nagłówek 8 Znak" style:family="text" style:parent-style-name="Domyślna_20_czcionka_20_akapitu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agłówek_20_9_20_Znak" style:display-name="Nagłówek 9 Znak" style:family="text" style:parent-style-name="Domyślna_20_czcionka_20_akapitu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ytuł_20_Znak" style:display-name="Tytuł Znak" style:family="text" style:parent-style-name="Domyślna_20_czcionka_20_akapitu">
      <style:text-properties style:font-name="Cambria" fo:font-family="Cambria" style:font-family-generic="roman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Podtytuł_20_Znak" style:display-name="Podtytuł Znak" style:family="text" style:parent-style-name="Domyślna_20_czcionka_20_akapitu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ytat_20_Znak" style:display-name="Cytat Znak" style:family="text" style:parent-style-name="Domyślna_20_czcionka_20_akapitu">
      <style:text-properties fo:color="#404040" loext:opacity="100%" fo:font-style="italic" style:font-style-asian="italic" style:font-style-complex="italic"/>
    </style:style>
    <style:style style:name="Wyróżnienie_20_intensywne" style:display-name="Wyróżnienie intensywne" style:family="text" style:parent-style-name="Domyślna_20_czcionka_20_akapitu">
      <style:text-properties fo:color="#365f9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omyślna_20_czcionka_20_akapitu">
      <style:text-properties fo:color="#365f91" loext:opacity="100%" fo:font-style="italic" style:font-style-asian="italic" style:font-style-complex="italic"/>
    </style:style>
    <style:style style:name="Odwołanie_20_intensywne" style:display-name="Odwołanie intensywne" style:family="text" style:parent-style-name="Domyślna_20_czcionka_20_akapitu">
      <style:text-properties fo:font-variant="small-caps" fo:color="#365f91" loext:opacity="100%" fo:letter-spacing="0.009cm" fo:font-weight="bold" style:font-weight-asian="bold" style:font-weight-complex="bold"/>
    </style:style>
    <style:style style:name="Hiperłącze" style:family="text" style:parent-style-name="Domyślna_20_czcionka_20_akapitu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title/>
    <dc:description/>
    <dc:subject/>
    <meta:initial-creator>Mateusz Dubiel</meta:initial-creator>
    <meta:creation-date>2025-03-21T08:55:00Z</meta:creation-date>
    <dc:date>2025-04-03T20:15:02.896000000</dc:date>
    <meta:editing-cycles>3</meta:editing-cycles>
    <meta:editing-duration>PT12M15S</meta:editing-duration>
    <meta:document-statistic meta:table-count="0" meta:image-count="0" meta:object-count="0" meta:page-count="4" meta:paragraph-count="52" meta:word-count="349" meta:character-count="2422" meta:non-whitespace-character-count="2160"/>
    <meta:template xlink:type="simple" xlink:actuate="onRequest" xlink:title="" xlink:href="Normal.dotm"/>
  </office:meta>
</office:document-meta>
</file>